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27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28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29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fill-color="#390a5d" draw:textarea-horizontal-align="justify" draw:textarea-vertical-align="middle" draw:auto-grow-height="false" fo:min-height="0.598cm" fo:min-width="2.386cm"/>
    </style:style>
    <style:style style:name="gr32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33" style:family="graphic" style:parent-style-name="standard">
      <style:graphic-properties svg:stroke-color="#000000" draw:fill-color="#390a5d" draw:textarea-horizontal-align="justify" draw:textarea-vertical-align="middle" draw:auto-grow-height="false" fo:min-height="0.807cm" fo:min-width="1.601cm"/>
    </style:style>
    <style:style style:name="gr34" style:family="graphic" style:parent-style-name="objectwithoutfill">
      <style:graphic-properties svg:stroke-color="#390a5d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color="#000000" draw:fill-color="#390a5d" draw:textarea-horizontal-align="justify" draw:textarea-vertical-align="middle" draw:auto-grow-height="false" fo:min-height="1.374cm" fo:min-width="1.124cm"/>
    </style:style>
    <style:style style:name="gr3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-color="#390a5d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46cm" svg:y1="9.771cm" svg:x2="11.393cm" svg:y2="9.56cm" draw:start-shape="id1" draw:start-glue-point="5" draw:end-shape="id2" draw:end-glue-point="5" svg:d="M8846 9771c1911 0 638-211 2547-211" svg:viewBox="0 0 2548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6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cm" svg:y2="6.672cm" draw:start-shape="id2" draw:start-glue-point="16" draw:end-shape="id5" draw:end-glue-point="6" svg:d="M12393 8960c0-1714-693-571-693-2288" svg:viewBox="0 0 694 2289">
          <text:p/>
        </draw:connector>
        <draw:custom-shape draw:style-name="gr7" draw:text-style-name="P1" xml:id="id5" draw:id="id5" draw:layer="layout" svg:width="2.4cm" svg:height="1.1cm" svg:x="10.5cm" svg:y="5.572cm">
          <draw:glue-point draw:id="8" svg:x="4.008cm" svg:y="-2.545cm"/>
          <draw:glue-point draw:id="9" svg:x="3.854cm" svg:y="3.39cm"/>
          <draw:glue-point draw:id="10" svg:x="-3.995cm" svg:y="2.727cm"/>
          <draw:glue-point draw:id="11" svg:x="-3.845cm" svg:y="-2.872cm"/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159cm" svg:y="5.503cm">
          <draw:glue-point draw:id="8" svg:x="3.979cm" svg:y="2.636cm"/>
          <draw:glue-point draw:id="9" svg:x="3.675cm" svg:y="-2.963cm"/>
          <draw:glue-point draw:id="10" svg:x="-3.725cm" svg:y="-2.963cm"/>
          <draw:glue-point draw:id="11" svg:x="-3.725cm" svg:y="2.636cm"/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33cm" svg:y="2.007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359cm" svg:y1="6.603cm" svg:x2="11.793cm" svg:y2="8.96cm" draw:start-shape="id6" draw:start-glue-point="6" draw:end-shape="id2" draw:end-glue-point="10" svg:d="M8359 6603c0 1542 3434 364 3434 2357" svg:viewBox="0 0 3435 2358">
          <text:p/>
        </draw:connector>
        <draw:connector draw:style-name="gr2" draw:text-style-name="P2" draw:layer="layout" draw:type="curve" svg:x1="9.434cm" svg:y1="4.106cm" svg:x2="8.359cm" svg:y2="5.503cm" draw:start-shape="id7" draw:start-glue-point="9" draw:end-shape="id6" draw:end-glue-point="4" svg:d="M9434 4106c0 1125-1075 427-1075 1397" svg:viewBox="0 0 1076 1398">
          <text:p/>
        </draw:connector>
        <draw:connector draw:style-name="gr2" draw:text-style-name="P2" draw:layer="layout" draw:type="curve" svg:x1="11.7cm" svg:y1="5.572cm" svg:x2="11.032cm" svg:y2="4.106cm" draw:start-shape="id5" draw:start-glue-point="4" draw:end-shape="id7" draw:end-glue-point="10" svg:d="M11700 5572c0-1023-668-290-668-1466" svg:viewBox="0 0 669 1467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3.756cm" svg:y="12.10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3.756cm" svg:y2="13.259cm" draw:start-shape="id16" draw:start-glue-point="7" draw:end-shape="id17" draw:end-glue-point="6" svg:d="M32042 13339c1287 0 430-80 1714-80" svg:viewBox="0 0 1715 8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draw:glue-point draw:id="8" svg:x="4.129cm" svg:y="-1.954cm"/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7.354cm" svg:y="5.517cm">
          <draw:glue-point draw:id="8" svg:x="-3.946cm" svg:y="-3.138cm"/>
          <draw:glue-point draw:id="9" svg:x="-3.771cm" svg:y="3.03cm"/>
          <draw:glue-point draw:id="10" svg:x="3.735cm" svg:y="3.307cm"/>
          <draw:glue-point draw:id="11" svg:x="3.864cm" svg:y="-2.823cm"/>
          <text:p text:style-name="P1">battery <text:line-break/>charge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698cm" svg:y="5.553cm">
          <draw:glue-point draw:id="8" svg:x="3.553cm" svg:y="-3.661cm"/>
          <draw:glue-point draw:id="9" svg:x="3.814cm" svg:y="3.03cm"/>
          <draw:glue-point draw:id="10" svg:x="-3.825cm" svg:y="2.469cm"/>
          <draw:glue-point draw:id="11" svg:x="-3.953cm" svg:y="-2.269cm"/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5.098cm" svg:y2="5.553cm" draw:start-shape="id22" draw:start-glue-point="9" draw:end-shape="id23" draw:end-glue-point="4" svg:d="M15846 4221c0 1075-748 410-748 1332" svg:viewBox="0 0 749 1333">
          <text:p/>
        </draw:connector>
        <draw:connector draw:style-name="gr2" draw:text-style-name="P2" draw:layer="layout" draw:type="curve" svg:x1="18.754cm" svg:y1="5.517cm" svg:x2="17.444cm" svg:y2="4.221cm" draw:start-shape="id24" draw:start-glue-point="4" draw:end-shape="id22" draw:end-glue-point="10" svg:d="M18754 5517c0-895-1310-248-1310-1296" svg:viewBox="0 0 1311 1297">
          <text:p/>
        </draw:connector>
        <draw:connector draw:style-name="gr2" draw:text-style-name="P2" draw:layer="layout" draw:type="curve" svg:x1="13.692cm" svg:y1="8.96cm" svg:x2="18.754cm" svg:y2="6.817cm" draw:start-shape="id2" draw:start-glue-point="11" draw:end-shape="id24" draw:end-glue-point="6" svg:d="M13692 8960c0-1606 5062-535 5062-2143" svg:viewBox="0 0 5063 2144">
          <text:p/>
        </draw:connector>
        <draw:connector draw:style-name="gr2" draw:text-style-name="P2" draw:layer="layout" draw:type="curve" svg:x1="15.098cm" svg:y1="6.853cm" svg:x2="12.993cm" svg:y2="8.96cm" draw:start-shape="id23" draw:start-glue-point="6" draw:end-shape="id2" draw:end-glue-point="4" svg:d="M15098 6853c0 1581-2105 528-2105 2107" svg:viewBox="0 0 2106 2108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draw:glue-point draw:id="8" svg:x="4.121cm" svg:y="2.666cm"/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custom-shape draw:style-name="gr10" draw:text-style-name="P3" xml:id="id27" draw:id="id27" draw:layer="layout" svg:width="3.5cm" svg:height="1.1cm" svg:x="4.973cm" svg:y="19.983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6" draw:text-style-name="P8" xml:id="id30" draw:id="id30" draw:layer="layout" svg:width="2.1cm" svg:height="2cm" svg:x="11.151cm" svg:y="18.843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8" xml:id="id29" draw:id="id29" draw:layer="layout" svg:width="3.2cm" svg:height="1.2cm" svg:x="11.615cm" svg:y="22.28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8" xml:id="id28" draw:id="id28" draw:layer="layout" svg:width="2.672cm" svg:height="2cm" svg:x="17.784cm" svg:y="25.837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393cm" svg:y1="10.16cm" svg:x2="6.723cm" svg:y2="19.983cm" draw:start-shape="id2" draw:start-glue-point="14" draw:end-shape="id27" draw:end-glue-point="4" svg:d="M12393 10160c0 7368-5670 2457-5670 9823" svg:viewBox="0 0 5671 9824">
          <text:p/>
        </draw:connector>
        <draw:connector draw:style-name="gr29" draw:text-style-name="P2" draw:layer="layout" draw:type="curve" svg:x1="17.784cm" svg:y1="26.837cm" svg:x2="6.723cm" svg:y2="21.083cm" draw:start-shape="id28" draw:start-glue-point="6" draw:end-shape="id27" draw:end-glue-point="6" svg:d="M17784 26837c-7374 0-11061-1918-11061-5754" svg:viewBox="0 0 11062 5755">
          <text:p/>
        </draw:connector>
        <draw:connector draw:style-name="gr29" draw:text-style-name="P2" draw:layer="layout" draw:type="curve" svg:x1="8.473cm" svg:y1="20.533cm" svg:x2="11.615cm" svg:y2="22.881cm" draw:start-shape="id27" draw:start-glue-point="7" draw:end-shape="id29" draw:end-glue-point="5" svg:d="M8473 20533c2358 0 787 2348 3142 2348" svg:viewBox="0 0 3143 2349">
          <text:p/>
        </draw:connector>
        <draw:connector draw:style-name="gr30" draw:text-style-name="P2" draw:layer="layout" draw:type="curve" svg:x1="12.201cm" svg:y1="20.843cm" svg:x2="13.215cm" svg:y2="22.281cm" draw:start-shape="id30" draw:start-glue-point="7" draw:end-shape="id29" draw:end-glue-point="4" svg:d="M12201 20843c0 1080 1014 361 1014 1438" svg:viewBox="0 0 1015 1439">
          <text:p/>
        </draw:connector>
        <draw:custom-shape draw:style-name="gr10" draw:text-style-name="P3" xml:id="id31" draw:id="id31" draw:layer="layout" svg:width="3.5cm" svg:height="1.1cm" svg:x="17.829cm" svg:y="21.026cm">
          <text:p text:style-name="P1">Fischer-<text:line-break/>Tropsch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2" draw:layer="layout" draw:type="curve" svg:x1="14.815cm" svg:y1="22.881cm" svg:x2="17.829cm" svg:y2="21.576cm" draw:start-shape="id29" draw:start-glue-point="7" draw:end-shape="id31" draw:end-glue-point="5" svg:d="M14815 22881c2262 0 755-1305 3014-1305" svg:viewBox="0 0 3015 1306">
          <text:p/>
        </draw:connector>
        <draw:connector draw:style-name="gr13" draw:text-style-name="P2" draw:layer="layout" draw:type="curve" svg:x1="16.122cm" svg:y1="18.711cm" svg:x2="19.579cm" svg:y2="21.026cm" draw:start-shape="id11" draw:start-glue-point="15" draw:end-shape="id31" draw:end-glue-point="4" svg:d="M16122 18711c0 1737 3457 580 3457 2315" svg:viewBox="0 0 3458 2316">
          <text:p/>
        </draw:connector>
        <draw:custom-shape draw:style-name="gr31" draw:text-style-name="P9" xml:id="id32" draw:id="id32" draw:layer="layout" svg:width="3.2cm" svg:height="1.2cm" svg:x="24.248cm" svg:y="20.35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ynfue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2" draw:layer="layout" draw:type="curve" svg:x1="21.329cm" svg:y1="21.576cm" svg:x2="24.248cm" svg:y2="20.95cm" draw:start-shape="id31" draw:start-glue-point="7" draw:end-shape="id32" draw:end-glue-point="5" svg:d="M21329 21576c2190 0 731-626 2919-626" svg:viewBox="0 0 2920 627">
          <text:p/>
        </draw:connector>
        <draw:custom-shape draw:style-name="gr33" draw:text-style-name="P9" xml:id="id33" draw:id="id33" draw:layer="layout" svg:width="2.1cm" svg:height="2cm" svg:x="22.816cm" svg:y="16.646cm">
          <draw:glue-point draw:id="9" svg:x="-5cm" svg:y="-2cm"/>
          <draw:glue-point draw:id="10" svg:x="-5cm" svg:y="2cm"/>
          <draw:glue-point draw:id="11" svg:x="5cm" svg:y="-2cm"/>
          <text:p text:style-name="P1">synfuel<text:line-break/>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2" draw:layer="layout" draw:type="curve" svg:x1="25.848cm" svg:y1="20.35cm" svg:x2="23.866cm" svg:y2="18.646cm" draw:start-shape="id32" draw:start-glue-point="4" draw:end-shape="id33" draw:end-glue-point="7" svg:d="M25848 20350c0-1276-1982-425-1982-1704" svg:viewBox="0 0 1983 1705">
          <text:p/>
        </draw:connector>
        <draw:custom-shape draw:style-name="gr35" draw:text-style-name="P9" xml:id="id35" draw:id="id35" draw:layer="layout" svg:width="2.3cm" svg:height="2.3cm" svg:x="34.689cm" svg:y="19.751cm">
          <text:p text:style-name="P1">aviation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2" draw:text-style-name="P2" draw:layer="layout" draw:type="curve" svg:x1="27.448cm" svg:y1="20.95cm" svg:x2="29.31cm" svg:y2="20.925cm" draw:start-shape="id32" draw:start-glue-point="7" draw:end-shape="id34" draw:end-glue-point="5" svg:d="M27448 20950c1398 0 467-25 1862-25" svg:viewBox="0 0 1863 26">
          <text:p/>
        </draw:connector>
        <draw:custom-shape draw:style-name="gr10" draw:text-style-name="P3" xml:id="id34" draw:id="id34" draw:layer="layout" svg:width="3.5cm" svg:height="1.1cm" svg:x="29.31cm" svg:y="20.375cm">
          <text:p text:style-name="P1">Aircraf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2" draw:text-style-name="P2" draw:layer="layout" draw:type="curve" svg:x1="32.81cm" svg:y1="20.925cm" svg:x2="34.689cm" svg:y2="20.901cm" draw:start-shape="id34" draw:start-glue-point="7" draw:end-shape="id35" draw:end-glue-point="6" svg:d="M32810 20925c1410 0 471-24 1879-24" svg:viewBox="0 0 1880 25">
          <text:p/>
        </draw:connector>
        <draw:connector draw:style-name="gr29" draw:text-style-name="P2" draw:layer="layout" draw:type="curve" svg:x1="31.06cm" svg:y1="21.475cm" svg:x2="20.456cm" svg:y2="26.837cm" draw:start-shape="id34" draw:start-glue-point="6" draw:end-shape="id28" draw:end-glue-point="8" svg:d="M31060 21475c0 3575-3534 5362-10604 5362" svg:viewBox="0 0 10605 5363">
          <text:p/>
        </draw:connector>
        <draw:connector draw:style-name="gr36" draw:text-style-name="P2" draw:layer="layout" draw:type="curve" draw:line-skew="0.02cm" svg:x1="9.241cm" svg:y1="5.728cm" svg:x2="10.778cm" svg:y2="5.807cm" draw:start-shape="id6" draw:start-glue-point="9" draw:end-shape="id5" draw:end-glue-point="11" svg:d="M9241 5728c0-1059 1537-1098 1537 79" svg:viewBox="0 0 1538 879">
          <text:p/>
        </draw:connector>
        <draw:connector draw:style-name="gr36" draw:text-style-name="P2" draw:layer="layout" draw:type="curve" svg:x1="16.092cm" svg:y1="5.728cm" svg:x2="17.65cm" svg:y2="5.76cm" draw:start-shape="id23" draw:start-glue-point="8" draw:end-shape="id24" draw:end-glue-point="8" svg:d="M16092 5728c0-1068 1558-1084 1558 32" svg:viewBox="0 0 1559 836">
          <text:p/>
        </draw:connector>
        <draw:connector draw:style-name="gr36" draw:text-style-name="P2" draw:layer="layout" draw:type="curve" draw:line-skew="-0.271cm" svg:x1="26.292cm" svg:y1="7.377cm" svg:x2="26.722cm" svg:y2="5.837cm" draw:start-shape="id18" draw:start-glue-point="8" draw:end-shape="id26" draw:end-glue-point="8" svg:d="M26292 7377c1413 0 1198-1540 430-1540" svg:viewBox="0 0 1036 1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13T10:15:48.504189512</dc:date>
    <meta:editing-duration>PT1H55M37S</meta:editing-duration>
    <meta:editing-cycles>29</meta:editing-cycles>
    <dc:creator>Barry McMullin</dc:creator>
    <meta:document-statistic meta:object-count="80"/>
  </office:meta>
</office:document-meta>
</file>